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24-03-1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23-07-24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22-04-0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21-03-3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34" calcext:value-type="float">
            <text:p>4.24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236" calcext:value-type="float">
            <text:p>4.17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7428" calcext:value-type="float">
            <text:p>4.56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71194115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1" meta:object-count="0"/>
    <meta:user-defined meta:name="AppVersion">3.0</meta:user-defined>
  </office:meta>
</office:document-meta>
</file>